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1494758073" text:style-name="L1">
        <text:list-item>
          <text:p text:style-name="P1">Create a simulator</text:p>
        </text:list-item>
      </text:list>
      <text:list xml:id="list1715621451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</text:list-item>
      </text:list>
      <text:list xml:id="list2010171362" text:continue-list="list1494758073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</text:p>
        </text:list-item>
        <text:list-item>
          <text:p text:style-name="P1">Match symbol sent from trader and symbol in the market</text:p>
        </text:list-item>
        <text:list-item>
          <text:p text:style-name="P1">Set the cycle of simulator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</text:list>
      <text:p text:style-name="Standard"/>
      <text:list xml:id="list1172895671" text:continue-numbering="true" text:style-name="L1">
        <text:list-item>
          <text:p text:style-name="P1">Create a trader(detailed below)</text:p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  <text:p text:style-name="Standard"/>
      <text:p text:style-name="Standard">Part II Trader instructions (for simulation)</text:p>
      <text:list xml:id="list1217556604" text:style-name="L3">
        <text:list-item>
          <text:list>
            <text:list-item>
              <text:p text:style-name="P3">Set trader name</text:p>
            </text:list-item>
            <text:list-item>
              <text:p text:style-name="P3">set symbols of trader</text:p>
            </text:list-item>
            <text:list-item>
              <text:p text:style-name="P3">Set the trader to be 'sim mode':</text:p>
              <text:list>
                <text:list-item>
                  <text:p text:style-name="P3">Set sim timer of trader</text:p>
                  <text:list>
                    <text:list-item>
                      <text:p text:style-name="P3">set timer to be sim timer</text:p>
                    </text:list-item>
                    <text:list-item>
                      <text:p text:style-name="P3">set simulation beginning time</text:p>
                    </text:list-item>
                    <text:list-item>
                      <text:p text:style-name="P3">set simulation increment time<text:tab/></text:p>
                    </text:list-item>
                  </text:list>
                </text:list-item>
                <text:list-item>
                  <text:p text:style-name="P3">Set sim order sender of trader</text:p>
                  <text:list>
                    <text:list-item>
                      <text:p text:style-name="P3">set sender to sim order sender</text:p>
                    </text:list-item>
                    <text:list-item>
                      <text:p text:style-name="P3">link simulaotr:pass simulator object to sender</text:p>
                    </text:list-item>
                    <text:list-item>
                      <text:p text:style-name="P3">link trader:pass trader object to sender</text:p>
                    </text:list-item>
                  </text:list>
                </text:list-item>
                <text:list-item>
                  <text:p text:style-name="P3">Set sim data filter of trader, for each filter:</text:p>
                  <text:list>
                    <text:list-item>
                      <text:p text:style-name="P3">link trader</text:p>
                    </text:list-item>
                    <text:list-item>
                      <text:p text:style-name="P3">set fetch function</text:p>
                    </text:list-item>
                    <text:list-item>
                      <text:p text:style-name="P3">pass imdb to filter</text:p>
                    </text:list-item>
                  </text:list>
                </text:list-item>
              </text:list>
            </text:list-item>
            <text:list-item>
              <text:p text:style-name="P3">Set the trader to be 'real mode':</text:p>
              <text:list>
                <text:list-item>
                  <text:p text:style-name="P3">TO BE DEVELOPED</text:p>
                </text:list-item>
              </text:list>
            </text:list-item>
            <text:list-item>
              <text:p text:style-name="P3"><text:soft-page-break/>match symbol sent from core and symbol sent by sim order sender </text:p>
            </text:list-item>
            <text:list-item>
              <text:p text:style-name="P3">Set parameters of trader </text:p>
            </text:list-item>
            <text:list-item>
              <text:p text:style-name="P3">Set others of tr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11T01:58:32</dc:date>
    <dc:creator>brandon </dc:creator>
    <meta:editing-duration>P2DT6H46M4S</meta:editing-duration>
    <meta:editing-cycles>39</meta:editing-cycles>
    <meta:generator>LibreOffice/3.5$Linux_X86_64 LibreOffice_project/350m1$Build-2</meta:generator>
    <meta:document-statistic meta:table-count="0" meta:image-count="0" meta:object-count="0" meta:page-count="2" meta:paragraph-count="48" meta:word-count="264" meta:character-count="1343" meta:non-whitespace-character-count="1169"/>
  </office:meta>
</office:document-meta>
</file>